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</office:automatic-styles>
  <office:body>
    <office:text text:use-soft-page-breaks="true">
      <text:p text:style-name="P1">Esp8266 Wifi Modülünü Programlama Hakkında Bilgi Edindiğim Siteler</text:p>
      <text:p text:style-name="Normal"><text:a xlink:href="https://www.youtube.com/watch?v=bO9zqOhJ6cc&amp;t=238s" office:target-frame-name="_top" xlink:show="replace"><text:span text:style-name="Köprü">https://www.youtube.com/watch?v=bO9zqOhJ6cc&amp;t=238s</text:span></text:a></text:p>
      <text:p text:style-name="Normal"><text:a xlink:href="http://tecrubedenkatreler.com/esp8266-programlama-arduinoyla/" office:target-frame-name="_top" xlink:show="replace"><text:span text:style-name="Köprü">http://tecrubedenkatreler.com/esp8266-programlama-arduinoyla/</text:span></text:a></text:p>
      <text:p text:style-name="Normal"><text:a xlink:href="http://www.mcu-turkey.com/esp8266-wifi-modulune-baslarken/" office:target-frame-name="_top" xlink:show="replace"><text:span text:style-name="Köprü">http://www.mcu-turkey.com/esp8266-wifi-mo</text:span><text:span text:style-name="Köprü">dulune-baslarken/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tr" fo:country="T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Köprü" style:display-name="Köprü" style:family="text" style:parent-style-name="VarsayılanParagrafYazıTipi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ÇözümlenmeyenBahsetme" style:display-name="Çözümlenmeyen Bahsetme" style:family="text" style:parent-style-name="VarsayılanParagrafYazıTipi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c</meta:initial-creator>
    <dc:creator>pc</dc:creator>
    <meta:creation-date>2019-04-16T12:28:00Z</meta:creation-date>
    <dc:date>2019-04-16T12:31:00Z</dc:date>
    <meta:template xlink:href="Normal" xlink:type="simple"/>
    <meta:editing-cycles>2</meta:editing-cycles>
    <meta:editing-duration>PT180S</meta:editing-duration>
    <meta:document-statistic meta:page-count="1" meta:paragraph-count="1" meta:word-count="69" meta:character-count="462" meta:row-count="3" meta:non-whitespace-character-count="394"/>
  </office:meta>
</office:document-meta>
</file>